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980b" officeooo:paragraph-rsid="001a980b"/>
    </style:style>
    <style:style style:name="P2" style:family="paragraph" style:parent-style-name="Standard">
      <style:text-properties officeooo:rsid="001a980b" officeooo:paragraph-rsid="001bc71c"/>
    </style:style>
    <style:style style:name="P3" style:family="paragraph" style:parent-style-name="Standard">
      <style:text-properties officeooo:rsid="001a980b" officeooo:paragraph-rsid="001ee6d0"/>
    </style:style>
    <style:style style:name="P4" style:family="paragraph" style:parent-style-name="Standard">
      <style:text-properties officeooo:rsid="001a980b" officeooo:paragraph-rsid="00241eb9"/>
    </style:style>
    <style:style style:name="P5" style:family="paragraph" style:parent-style-name="Standard">
      <style:text-properties officeooo:rsid="001a980b" officeooo:paragraph-rsid="0028cc6c"/>
    </style:style>
    <style:style style:name="P6" style:family="paragraph" style:parent-style-name="Standard">
      <style:text-properties officeooo:rsid="001a980b" officeooo:paragraph-rsid="00291dd9"/>
    </style:style>
    <style:style style:name="P7" style:family="paragraph" style:parent-style-name="Standard">
      <style:text-properties officeooo:rsid="001a980b" officeooo:paragraph-rsid="00365713"/>
    </style:style>
    <style:style style:name="P8" style:family="paragraph" style:parent-style-name="Standard">
      <style:text-properties officeooo:rsid="001a980b" officeooo:paragraph-rsid="0060bd4e"/>
    </style:style>
    <style:style style:name="P9" style:family="paragraph" style:parent-style-name="Standard">
      <style:text-properties officeooo:rsid="001a980b" officeooo:paragraph-rsid="0043b462"/>
    </style:style>
    <style:style style:name="P10" style:family="paragraph" style:parent-style-name="Standard">
      <style:text-properties officeooo:rsid="001a980b" officeooo:paragraph-rsid="0065dfb6"/>
    </style:style>
    <style:style style:name="P11" style:family="paragraph" style:parent-style-name="Standard">
      <style:text-properties officeooo:rsid="001a980b" officeooo:paragraph-rsid="00833758"/>
    </style:style>
    <style:style style:name="P12" style:family="paragraph" style:parent-style-name="Standard">
      <style:text-properties officeooo:rsid="001a980b" officeooo:paragraph-rsid="00839e9c"/>
    </style:style>
    <style:style style:name="P13" style:family="paragraph" style:parent-style-name="Standard">
      <style:text-properties officeooo:rsid="001a980b" officeooo:paragraph-rsid="00938c60"/>
    </style:style>
    <style:style style:name="P14" style:family="paragraph" style:parent-style-name="Standard">
      <style:text-properties officeooo:rsid="001a980b" officeooo:paragraph-rsid="0093d05d"/>
    </style:style>
    <style:style style:name="P15" style:family="paragraph" style:parent-style-name="Standard">
      <style:text-properties officeooo:rsid="001a980b" officeooo:paragraph-rsid="009688a0"/>
    </style:style>
    <style:style style:name="P16" style:family="paragraph" style:parent-style-name="Standard">
      <style:text-properties officeooo:rsid="001a980b" officeooo:paragraph-rsid="00975fb2"/>
    </style:style>
    <style:style style:name="P17" style:family="paragraph" style:parent-style-name="Standard">
      <style:text-properties officeooo:rsid="001a980b" officeooo:paragraph-rsid="00980ec2"/>
    </style:style>
    <style:style style:name="P18" style:family="paragraph" style:parent-style-name="Standard">
      <style:text-properties officeooo:rsid="001a980b" officeooo:paragraph-rsid="009e601f"/>
    </style:style>
    <style:style style:name="P19" style:family="paragraph" style:parent-style-name="Standard">
      <style:text-properties officeooo:rsid="001a980b" officeooo:paragraph-rsid="00a102bc"/>
    </style:style>
    <style:style style:name="P20" style:family="paragraph" style:parent-style-name="Standard">
      <style:text-properties officeooo:rsid="001a980b" officeooo:paragraph-rsid="008529f6"/>
    </style:style>
    <style:style style:name="P21" style:family="paragraph" style:parent-style-name="Standard">
      <style:text-properties officeooo:rsid="001a980b" officeooo:paragraph-rsid="00a22569"/>
    </style:style>
    <style:style style:name="P22" style:family="paragraph" style:parent-style-name="Standard">
      <style:text-properties officeooo:rsid="001a980b" officeooo:paragraph-rsid="00a9db8c"/>
    </style:style>
    <style:style style:name="P23" style:family="paragraph" style:parent-style-name="Standard">
      <style:text-properties officeooo:paragraph-rsid="001b84bb"/>
    </style:style>
    <style:style style:name="P24" style:family="paragraph" style:parent-style-name="Standard">
      <style:text-properties officeooo:paragraph-rsid="001dbaa2"/>
    </style:style>
    <style:style style:name="P25" style:family="paragraph" style:parent-style-name="Standard">
      <style:text-properties officeooo:paragraph-rsid="00207aaa"/>
    </style:style>
    <style:style style:name="P26" style:family="paragraph" style:parent-style-name="Standard">
      <style:text-properties fo:font-size="14pt" fo:font-weight="bold" officeooo:rsid="001a980b" officeooo:paragraph-rsid="001a980b" style:font-size-asian="14pt" style:font-weight-asian="bold" style:font-size-complex="14pt" style:font-weight-complex="bold"/>
    </style:style>
    <style:style style:name="P27" style:family="paragraph" style:parent-style-name="Standard">
      <style:text-properties officeooo:paragraph-rsid="0030eded"/>
    </style:style>
    <style:style style:name="P28" style:family="paragraph" style:parent-style-name="Standard">
      <style:text-properties officeooo:paragraph-rsid="0043b462"/>
    </style:style>
    <style:style style:name="P29" style:family="paragraph" style:parent-style-name="Standard">
      <style:text-properties officeooo:rsid="001b84bb" officeooo:paragraph-rsid="0055cbb4"/>
    </style:style>
    <style:style style:name="P30" style:family="paragraph" style:parent-style-name="Standard">
      <style:text-properties officeooo:rsid="001b84bb" officeooo:paragraph-rsid="008d242e"/>
    </style:style>
    <style:style style:name="P31" style:family="paragraph" style:parent-style-name="Standard">
      <style:text-properties officeooo:paragraph-rsid="0065dfb6"/>
    </style:style>
    <style:style style:name="P32" style:family="paragraph" style:parent-style-name="Standard">
      <style:text-properties officeooo:paragraph-rsid="0065f818"/>
    </style:style>
    <style:style style:name="P33" style:family="paragraph" style:parent-style-name="Standard">
      <style:text-properties officeooo:paragraph-rsid="00832b20"/>
    </style:style>
    <style:style style:name="P34" style:family="paragraph" style:parent-style-name="Standard">
      <style:text-properties officeooo:paragraph-rsid="00833758"/>
    </style:style>
    <style:style style:name="P35" style:family="paragraph" style:parent-style-name="Standard">
      <style:text-properties officeooo:rsid="008fb7b6" officeooo:paragraph-rsid="008fb7b6"/>
    </style:style>
    <style:style style:name="P36" style:family="paragraph" style:parent-style-name="Standard">
      <style:text-properties officeooo:rsid="008fb7b6" officeooo:paragraph-rsid="008fd99d"/>
    </style:style>
    <style:style style:name="P37" style:family="paragraph" style:parent-style-name="Standard">
      <style:text-properties officeooo:rsid="008fb7b6" officeooo:paragraph-rsid="009120b9"/>
    </style:style>
    <style:style style:name="P38" style:family="paragraph" style:parent-style-name="Standard">
      <style:text-properties officeooo:rsid="008fb7b6" officeooo:paragraph-rsid="00929b6e"/>
    </style:style>
    <style:style style:name="P39" style:family="paragraph" style:parent-style-name="Standard">
      <style:text-properties officeooo:paragraph-rsid="00241eb9"/>
    </style:style>
    <style:style style:name="P40" style:family="paragraph" style:parent-style-name="Standard">
      <style:text-properties officeooo:paragraph-rsid="00938c60"/>
    </style:style>
    <style:style style:name="P41" style:family="paragraph" style:parent-style-name="Standard">
      <style:text-properties fo:font-size="22pt" fo:font-weight="bold" officeooo:rsid="001a980b" officeooo:paragraph-rsid="00a102bc" style:font-size-asian="22pt" style:font-weight-asian="bold" style:font-size-complex="22pt" style:font-weight-complex="bold"/>
    </style:style>
    <style:style style:name="P42" style:family="paragraph" style:parent-style-name="Standard">
      <style:text-properties fo:font-size="22pt" fo:font-weight="bold" officeooo:rsid="001a980b" officeooo:paragraph-rsid="0060bd4e" style:font-size-asian="22pt" style:font-weight-asian="bold" style:font-size-complex="22pt" style:font-weight-complex="bold"/>
    </style:style>
    <style:style style:name="P43" style:family="paragraph" style:parent-style-name="Standard">
      <style:text-properties officeooo:paragraph-rsid="00a22569"/>
    </style:style>
    <style:style style:name="P44" style:family="paragraph" style:parent-style-name="Preformatted_20_Text">
      <style:text-properties officeooo:paragraph-rsid="00a102bc"/>
    </style:style>
    <style:style style:name="P45" style:family="paragraph" style:parent-style-name="Preformatted_20_Text">
      <style:paragraph-properties fo:margin-top="0in" fo:margin-bottom="0.1965in" loext:contextual-spacing="false"/>
      <style:text-properties officeooo:paragraph-rsid="00a102bc"/>
    </style:style>
    <style:style style:name="P46" style:family="paragraph" style:parent-style-name="Heading_20_1">
      <style:text-properties officeooo:paragraph-rsid="00a102bc"/>
    </style:style>
    <style:style style:name="P47" style:family="paragraph" style:parent-style-name="Standard">
      <style:text-properties officeooo:rsid="001a980b" officeooo:paragraph-rsid="00addac4"/>
    </style:style>
    <style:style style:name="P48" style:family="paragraph" style:parent-style-name="Standard">
      <style:text-properties officeooo:rsid="001a980b" officeooo:paragraph-rsid="00af22de"/>
    </style:style>
    <style:style style:name="P49" style:family="paragraph" style:parent-style-name="Standard">
      <style:text-properties officeooo:paragraph-rsid="00addac4"/>
    </style:style>
    <style:style style:name="P50" style:family="paragraph" style:parent-style-name="Standard">
      <style:text-properties officeooo:paragraph-rsid="0055cbb4"/>
    </style:style>
    <style:style style:name="P51" style:family="paragraph" style:parent-style-name="Standard">
      <style:text-properties officeooo:rsid="008fb7b6" officeooo:paragraph-rsid="00af22de"/>
    </style:style>
    <style:style style:name="P52" style:family="paragraph" style:parent-style-name="Standard">
      <style:text-properties officeooo:paragraph-rsid="00af22de"/>
    </style:style>
    <style:style style:name="P53" style:family="paragraph" style:parent-style-name="Text_20_body" style:list-style-name="L1">
      <style:text-properties officeooo:paragraph-rsid="00a102bc"/>
    </style:style>
    <style:style style:name="P54" style:family="paragraph" style:parent-style-name="Text_20_body" style:list-style-name="L1">
      <style:text-properties officeooo:rsid="0003681a" officeooo:paragraph-rsid="00a102bc"/>
    </style:style>
    <style:style style:name="T1" style:family="text">
      <style:text-properties officeooo:rsid="001a980b"/>
    </style:style>
    <style:style style:name="T2" style:family="text">
      <style:text-properties officeooo:rsid="001b84bb"/>
    </style:style>
    <style:style style:name="T3" style:family="text">
      <style:text-properties officeooo:rsid="001bc71c"/>
    </style:style>
    <style:style style:name="T4" style:family="text">
      <style:text-properties officeooo:rsid="00207aaa"/>
    </style:style>
    <style:style style:name="T5" style:family="text">
      <style:text-properties fo:font-weight="bold" style:font-weight-asian="bold" style:font-weight-complex="bold"/>
    </style:style>
    <style:style style:name="T6" style:family="text">
      <style:text-properties fo:font-weight="bold" officeooo:rsid="00207aaa" style:font-weight-asian="bold" style:font-weight-complex="bold"/>
    </style:style>
    <style:style style:name="T7" style:family="text">
      <style:text-properties fo:font-weight="bold" officeooo:rsid="001b84bb" style:font-weight-asian="bold" style:font-weight-complex="bold"/>
    </style:style>
    <style:style style:name="T8" style:family="text">
      <style:text-properties fo:font-weight="bold" officeooo:rsid="008fb7b6" style:font-weight-asian="bold" style:font-weight-complex="bold"/>
    </style:style>
    <style:style style:name="T9" style:family="text">
      <style:text-properties fo:font-weight="bold" officeooo:rsid="0093d05d" style:font-weight-asian="bold" style:font-weight-complex="bold"/>
    </style:style>
    <style:style style:name="T10" style:family="text">
      <style:text-properties fo:font-weight="bold" officeooo:rsid="009688a0" style:font-weight-asian="bold" style:font-weight-complex="bold"/>
    </style:style>
    <style:style style:name="T11" style:family="text">
      <style:text-properties fo:font-weight="bold" officeooo:rsid="00980ec2" style:font-weight-asian="bold" style:font-weight-complex="bold"/>
    </style:style>
    <style:style style:name="T12" style:family="text">
      <style:text-properties fo:font-weight="bold" officeooo:rsid="009e601f" style:font-weight-asian="bold" style:font-weight-complex="bold"/>
    </style:style>
    <style:style style:name="T13" style:family="text">
      <style:text-properties fo:font-size="22pt" fo:font-weight="bold" style:font-size-asian="22pt" style:font-weight-asian="bold" style:font-size-complex="22pt" style:font-weight-complex="bold"/>
    </style:style>
    <style:style style:name="T14" style:family="text">
      <style:text-properties fo:font-size="22pt" fo:font-weight="bold" officeooo:rsid="00207aaa" style:font-size-asian="22pt" style:font-weight-asian="bold" style:font-size-complex="22pt" style:font-weight-complex="bold"/>
    </style:style>
    <style:style style:name="T15" style:family="text">
      <style:text-properties fo:font-size="22pt" fo:font-weight="bold" officeooo:rsid="0055cbb4" style:font-size-asian="22pt" style:font-weight-asian="bold" style:font-size-complex="22pt" style:font-weight-complex="bold"/>
    </style:style>
    <style:style style:name="T16" style:family="text">
      <style:text-properties fo:font-size="22pt" fo:font-weight="bold" officeooo:rsid="0060bd4e" style:font-size-asian="22pt" style:font-weight-asian="bold" style:font-size-complex="22pt" style:font-weight-complex="bold"/>
    </style:style>
    <style:style style:name="T17" style:family="text">
      <style:text-properties fo:font-size="22pt" fo:font-weight="bold" officeooo:rsid="009f2502" style:font-size-asian="22pt" style:font-weight-asian="bold" style:font-size-complex="22pt" style:font-weight-complex="bold"/>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size="14pt" fo:font-weight="bold" officeooo:rsid="00207aaa" style:font-size-asian="14pt" style:font-weight-asian="bold" style:font-size-complex="14pt" style:font-weight-complex="bold"/>
    </style:style>
    <style:style style:name="T20" style:family="text">
      <style:text-properties fo:font-size="14pt" fo:font-weight="bold" officeooo:rsid="001bc71c" style:font-size-asian="14pt" style:font-weight-asian="bold" style:font-size-complex="14pt" style:font-weight-complex="bold"/>
    </style:style>
    <style:style style:name="T21" style:family="text">
      <style:text-properties fo:font-size="14pt" fo:font-weight="bold" officeooo:rsid="0043b462" style:font-size-asian="14pt" style:font-weight-asian="bold" style:font-size-complex="14pt" style:font-weight-complex="bold"/>
    </style:style>
    <style:style style:name="T22" style:family="text">
      <style:text-properties fo:font-size="14pt" fo:font-weight="bold" officeooo:rsid="0065dfb6" style:font-size-asian="14pt" style:font-weight-asian="bold" style:font-size-complex="14pt" style:font-weight-complex="bold"/>
    </style:style>
    <style:style style:name="T23" style:family="text">
      <style:text-properties fo:font-size="14pt" fo:font-weight="bold" officeooo:rsid="0065f818" style:font-size-asian="14pt" style:font-weight-asian="bold" style:font-size-complex="14pt" style:font-weight-complex="bold"/>
    </style:style>
    <style:style style:name="T24" style:family="text">
      <style:text-properties fo:font-size="14pt" fo:font-weight="bold" officeooo:rsid="0069d3ff" style:font-size-asian="14pt" style:font-weight-asian="bold" style:font-size-complex="14pt" style:font-weight-complex="bold"/>
    </style:style>
    <style:style style:name="T25" style:family="text">
      <style:text-properties fo:font-size="14pt" fo:font-weight="bold" officeooo:rsid="006dba7d" style:font-size-asian="14pt" style:font-weight-asian="bold" style:font-size-complex="14pt" style:font-weight-complex="bold"/>
    </style:style>
    <style:style style:name="T26" style:family="text">
      <style:text-properties fo:font-size="14pt" fo:font-weight="bold" officeooo:rsid="00832b20" style:font-size-asian="14pt" style:font-weight-asian="bold" style:font-size-complex="14pt" style:font-weight-complex="bold"/>
    </style:style>
    <style:style style:name="T27" style:family="text">
      <style:text-properties fo:font-size="14pt" fo:font-weight="bold" officeooo:rsid="00833758" style:font-size-asian="14pt" style:font-weight-asian="bold" style:font-size-complex="14pt" style:font-weight-complex="bold"/>
    </style:style>
    <style:style style:name="T28" style:family="text">
      <style:text-properties fo:font-size="14pt" fo:font-weight="bold" officeooo:rsid="00938c60" style:font-size-asian="14pt" style:font-weight-asian="bold" style:font-size-complex="14pt" style:font-weight-complex="bold"/>
    </style:style>
    <style:style style:name="T29" style:family="text">
      <style:text-properties fo:font-size="14pt" fo:font-weight="bold" officeooo:rsid="0093d05d" style:font-size-asian="14pt" style:font-weight-asian="bold" style:font-size-complex="14pt" style:font-weight-complex="bold"/>
    </style:style>
    <style:style style:name="T30" style:family="text">
      <style:text-properties fo:font-size="14pt" fo:font-weight="bold" officeooo:rsid="00a102bc" style:font-size-asian="14pt" style:font-weight-asian="bold" style:font-size-complex="14pt" style:font-weight-complex="bold"/>
    </style:style>
    <style:style style:name="T31" style:family="text">
      <style:text-properties fo:font-size="14pt" fo:font-weight="bold" officeooo:rsid="00a22569" style:font-size-asian="14pt" style:font-weight-asian="bold" style:font-size-complex="14pt" style:font-weight-complex="bold"/>
    </style:style>
    <style:style style:name="T32" style:family="text">
      <style:text-properties fo:font-size="14pt" fo:font-weight="bold" officeooo:rsid="00a65cf5" style:font-size-asian="14pt" style:font-weight-asian="bold" style:font-size-complex="14pt" style:font-weight-complex="bold"/>
    </style:style>
    <style:style style:name="T33" style:family="text">
      <style:text-properties fo:font-size="14pt" fo:font-weight="bold" officeooo:rsid="00addac4" style:font-size-asian="14pt" style:font-weight-asian="bold" style:font-size-complex="14pt" style:font-weight-complex="bold"/>
    </style:style>
    <style:style style:name="T34" style:family="text">
      <style:text-properties fo:font-size="14pt" fo:font-weight="bold" officeooo:rsid="00af22de" style:font-size-asian="14pt" style:font-weight-asian="bold" style:font-size-complex="14pt" style:font-weight-complex="bold"/>
    </style:style>
    <style:style style:name="T35" style:family="text">
      <style:text-properties fo:font-size="14pt" fo:font-weight="normal" officeooo:rsid="0093d05d" style:font-size-asian="14pt" style:font-weight-asian="normal" style:font-size-complex="14pt" style:font-weight-complex="normal"/>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officeooo:rsid="00207aaa" style:font-style-asian="italic" style:font-weight-asian="bold" style:font-style-complex="italic" style:font-weight-complex="bold"/>
    </style:style>
    <style:style style:name="T38" style:family="text">
      <style:text-properties officeooo:rsid="00365713"/>
    </style:style>
    <style:style style:name="T39" style:family="text">
      <style:text-properties officeooo:rsid="003d0be5"/>
    </style:style>
    <style:style style:name="T40" style:family="text">
      <style:text-properties officeooo:rsid="00839e9c"/>
    </style:style>
    <style:style style:name="T41" style:family="text">
      <style:text-properties officeooo:rsid="008529f6"/>
    </style:style>
    <style:style style:name="T42" style:family="text">
      <style:text-properties style:text-line-through-style="solid" style:text-line-through-type="single" fo:font-weight="bold" officeooo:rsid="008529f6" style:font-weight-asian="bold" style:font-weight-complex="bold"/>
    </style:style>
    <style:style style:name="T43" style:family="text">
      <style:text-properties style:text-line-through-style="solid" style:text-line-through-type="single" fo:font-weight="bold" officeooo:rsid="00207aaa" style:font-weight-asian="bold" style:font-weight-complex="bold"/>
    </style:style>
    <style:style style:name="T44" style:family="text">
      <style:text-properties style:text-line-through-style="solid" style:text-line-through-type="single" officeooo:rsid="00207aaa"/>
    </style:style>
    <style:style style:name="T45" style:family="text">
      <style:text-properties style:text-line-through-style="solid" style:text-line-through-type="single" fo:font-style="italic" fo:font-weight="bold" officeooo:rsid="008529f6" style:font-style-asian="italic" style:font-weight-asian="bold" style:font-style-complex="italic" style:font-weight-complex="bold"/>
    </style:style>
    <style:style style:name="T46" style:family="text">
      <style:text-properties style:text-line-through-style="solid" style:text-line-through-type="single" fo:font-style="italic" fo:font-weight="bold" officeooo:rsid="00207aaa" style:font-style-asian="italic" style:font-weight-asian="bold" style:font-style-complex="italic" style:font-weight-complex="bold"/>
    </style:style>
    <style:style style:name="T47" style:family="text">
      <style:text-properties officeooo:rsid="008fb7b6"/>
    </style:style>
    <style:style style:name="T48" style:family="text">
      <style:text-properties officeooo:rsid="009120b9"/>
    </style:style>
    <style:style style:name="T49" style:family="text">
      <style:text-properties officeooo:rsid="0093d05d"/>
    </style:style>
    <style:style style:name="T50" style:family="text">
      <style:text-properties style:text-underline-style="solid" style:text-underline-width="auto" style:text-underline-color="font-color" officeooo:rsid="0093d05d"/>
    </style:style>
    <style:style style:name="T51" style:family="text">
      <style:text-properties officeooo:rsid="00980ec2"/>
    </style:style>
    <style:style style:name="T52" style:family="text">
      <style:text-properties officeooo:rsid="00a102bc"/>
    </style:style>
    <style:style style:name="T53" style:family="text">
      <style:text-properties fo:font-size="40pt" fo:font-style="italic" style:text-underline-style="solid" style:text-underline-width="auto" style:text-underline-color="font-color" fo:font-weight="bold" officeooo:rsid="00a102bc" style:font-size-asian="40pt" style:font-style-asian="italic" style:font-weight-asian="bold" style:font-size-complex="40pt" style:font-style-complex="italic" style:font-weight-complex="bold"/>
    </style:style>
    <style:style style:name="T54" style:family="text">
      <style:text-properties officeooo:rsid="00a9db8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Allowed HTTPs requests:</text:h>
      <text:p text:style-name="P44">POST <text:s text:c="3"/>: Update resource</text:p>
      <text:p text:style-name="P44">GET <text:s text:c="4"/>: Get a resource or list of resources</text:p>
      <text:p text:style-name="P45"/>
      <text:h text:style-name="P46" text:outline-level="1">Description Of Usual Server Responses:</text:h>
      <text:list xml:id="list785296611" text:style-name="L1">
        <text:list-item>
          <text:p text:style-name="P53">200 <text:span text:style-name="Source_20_Text">OK</text:span> - the request was successful (some API calls may return 201 instead).</text:p>
        </text:list-item>
        <text:list-item>
          <text:p text:style-name="P53">201 <text:span text:style-name="Source_20_Text">Created</text:span> - the request was successful and a resource was created.</text:p>
        </text:list-item>
        <text:list-item>
          <text:p text:style-name="P53">204 <text:span text:style-name="Source_20_Text">No Content</text:span> - the request was successful but there is no representation to return (i.e. the response is empty).</text:p>
        </text:list-item>
        <text:list-item>
          <text:p text:style-name="P53">400 <text:span text:style-name="Source_20_Text">Bad Request</text:span> - the request could not be understood or was missing required parameters.</text:p>
        </text:list-item>
        <text:list-item>
          <text:p text:style-name="P53">401 <text:span text:style-name="Source_20_Text">Unauthorized</text:span> - authentication failed or user doesn't have permissions for requested operation.</text:p>
        </text:list-item>
        <text:list-item>
          <text:p text:style-name="P53">403 <text:span text:style-name="Source_20_Text">Forbidden</text:span> - access denied.</text:p>
        </text:list-item>
        <text:list-item>
          <text:p text:style-name="P53">404 <text:span text:style-name="Source_20_Text">Not Found</text:span> - resource was not found.</text:p>
        </text:list-item>
        <text:list-item>
          <text:p text:style-name="P53">405 <text:span text:style-name="Source_20_Text">Method Not Allowed</text:span> - requested method is not supported for resource.</text:p>
        </text:list-item>
        <text:list-item>
          <text:p text:style-name="P54">500 <text:s/>Internal Server Error – If <text:s/>you encounter this error then Please send us an email at yousuf.mohammed@student.unisi.it</text:p>
        </text:list-item>
      </text:list>
      <text:p text:style-name="P41"/>
      <text:p text:style-name="P42"/>
      <text:p text:style-name="P8"><text:span text:style-name="T13">Serving on <text:s/></text:span><text:a xlink:type="simple" xlink:href="https://deepswede.com:3787/" text:style-name="Internet_20_link" text:visited-style-name="Visited_20_Internet_20_Link"><text:span text:style-name="Source_20_Text"><text:span text:style-name="T14">http://</text:span></text:span></text:a><text:a xlink:type="simple" xlink:href="https://deepswede.com:3787/" text:style-name="Internet_20_link" text:visited-style-name="Visited_20_Internet_20_Link"><text:span text:style-name="Source_20_Text"><text:span text:style-name="T16">d</text:span></text:span></text:a><text:a xlink:type="simple" xlink:href="https://deepswede.com:3787/" text:style-name="Internet_20_link" text:visited-style-name="Visited_20_Internet_20_Link"><text:span text:style-name="T16">eep</text:span></text:a><text:a xlink:type="simple" xlink:href="https://deepswede.com:3787/" text:style-name="Internet_20_link" text:visited-style-name="Visited_20_Internet_20_Link"><text:span text:style-name="T17">check</text:span></text:a><text:a xlink:type="simple" xlink:href="https://deepswede.com:3787/" text:style-name="Internet_20_link" text:visited-style-name="Visited_20_Internet_20_Link"><text:span text:style-name="T16">.com</text:span></text:a><text:a xlink:type="simple" xlink:href="https://deepswede.com:3787/" text:style-name="Internet_20_link" text:visited-style-name="Visited_20_Internet_20_Link"><text:span text:style-name="Source_20_Text"><text:span text:style-name="T15">:3787</text:span></text:span></text:a><text:span text:style-name="Source_20_Text"><text:span text:style-name="T15"> </text:span></text:span><text:span text:style-name="Source_20_Text"><text:span text:style-name="T16">or </text:span></text:span><text:a xlink:type="simple" xlink:href="https://127.0.0.1:5000/result/FRN00000647" text:style-name="Internet_20_link" text:visited-style-name="Visited_20_Internet_20_Link"><text:span text:style-name="Source_20_Text"><text:span text:style-name="T14">http://</text:span></text:span></text:a><text:span text:style-name="Source_20_Text"><text:span text:style-name="T16">144.76.137.232</text:span></text:span><text:span text:style-name="Source_20_Text"><text:span text:style-name="T14">:3787</text:span></text:span><text:span text:style-name="Source_20_Text"><text:span text:style-name="T16"> </text:span></text:span></text:p>
      <text:p text:style-name="P1"/>
      <text:p text:style-name="P26">Feeding in Passport Details:</text:p>
      <text:p text:style-name="P1"><text:span text:style-name="T5">method</text:span>=POST</text:p>
      <text:p text:style-name="P4"><text:span text:style-name="T36">endpoint</text:span>:<text:a xlink:type="simple" xlink:href="https://127.0.0.1:5000/result/FRN00000647" text:style-name="Internet_20_link" text:visited-style-name="Visited_20_Internet_20_Link"><text:span text:style-name="Source_20_Text"><text:span text:style-name="T4">http://</text:span></text:span></text:a><text:span text:style-name="Source_20_Text"><text:span text:style-name="T4">deepcheck.one:3787</text:span></text:span><text:a xlink:type="simple" xlink:href="http://srv2.frenns.com:8000/details" text:style-name="Internet_20_link" text:visited-style-name="Visited_20_Internet_20_Link">/details</text:a></text:p>
      <text:p text:style-name="P2"><text:span text:style-name="T5">parameters</text:span>:<text:span text:style-name="T3">{</text:span>"frenns_id":"FRN00000647", "firstname": "mohammad","lastname":"yousuf","gender":"male","dob":"21/12/1994","passport_number":"L2514514"}</text:p>
      <text:p text:style-name="P4"><text:span text:style-name="T5">Example</text:span>::::::&gt; curl POST -d '{"frenns_id":"FRN00000647", "firstname": "mohammad","lastname":"yousuf","gender":"male","dob":"21/12/1994","passport_number":"L2514514"}' <text:a xlink:type="simple" xlink:href="http://deepswede.com:3787/details" text:style-name="Internet_20_link" text:visited-style-name="Visited_20_Internet_20_Link"><text:span text:style-name="Source_20_Text"><text:span text:style-name="T4">http://deepcheck.one:3787</text:span></text:span></text:a><text:a xlink:type="simple" xlink:href="http://deepswede.com:3787/details" text:style-name="Internet_20_link" text:visited-style-name="Visited_20_Internet_20_Link">/details</text:a></text:p>
      <text:p text:style-name="P35"><text:span text:style-name="T5">Response</text:span>: {"result":True <text:s/>or False}</text:p>
      <text:p text:style-name="P1"/>
      <text:p text:style-name="P26">Feeding in the images <text:span text:style-name="T2">acquired </text:span>from the document(Passport,Id,etc.):</text:p>
      <text:p text:style-name="P1"><text:soft-page-break/><text:span text:style-name="T5">method</text:span>=POST</text:p>
      <text:p text:style-name="P29"><text:span text:style-name="T36">endpoint</text:span>:<text:a xlink:type="simple" xlink:href="https://127.0.0.1:5000/result/FRN00000647" text:style-name="Internet_20_link" text:visited-style-name="Visited_20_Internet_20_Link"><text:span text:style-name="Source_20_Text"><text:span text:style-name="T4">http://</text:span></text:span></text:a><text:span text:style-name="Source_20_Text"><text:span text:style-name="T4">deepcheck.one:3787</text:span></text:span><text:a xlink:type="simple" xlink:href="http://srv2.frenns.com:8000/document_photos" text:style-name="Internet_20_link" text:visited-style-name="Visited_20_Internet_20_Link"><text:span text:style-name="T1">/</text:span></text:a><text:a xlink:type="simple" xlink:href="http://srv2.frenns.com:8000/document_photos" text:style-name="Internet_20_link" text:visited-style-name="Visited_20_Internet_20_Link">document_photos</text:a></text:p>
      <text:p text:style-name="P39"><text:span text:style-name="T7">Example</text:span><text:span text:style-name="T2">:curl -i -X POST -F name=frn_id -F file=@documentimage.jpg </text:span><text:a xlink:type="simple" xlink:href="https://127.0.0.1:5000/result/FRN00000647" text:style-name="Internet_20_link" text:visited-style-name="Visited_20_Internet_20_Link"><text:span text:style-name="Source_20_Text"><text:span text:style-name="T4">http://</text:span></text:span></text:a><text:span text:style-name="Source_20_Text"><text:span text:style-name="T4">deepcheck.one:3787</text:span></text:span><text:span text:style-name="T2">/</text:span><text:a xlink:type="simple" xlink:href="http://srv2.frenns.com:8000/document_photos" text:style-name="Internet_20_link" text:visited-style-name="Visited_20_Internet_20_Link"><text:span text:style-name="T2">document_photos</text:span></text:a><text:span text:style-name="T2"> </text:span><text:span text:style-name="Source_20_Text"><text:span text:style-name="T2">-i</text:span></text:span></text:p>
      <text:p text:style-name="P36"><text:span text:style-name="Source_20_Text"><text:span text:style-name="T8">Response</text:span></text:span><text:span text:style-name="Source_20_Text"><text:span text:style-name="T47">: {"result":True <text:s/>or False}</text:span></text:span></text:p>
      <text:p text:style-name="P23"><text:span text:style-name="Source_20_Text"/></text:p>
      <text:p text:style-name="P2"><text:span text:style-name="T18">Feeding in the </text:span><text:span text:style-name="T20">photo taken by the users device</text:span><text:span text:style-name="T18">:</text:span></text:p>
      <text:p text:style-name="P2"><text:span text:style-name="T5">method</text:span>=POST</text:p>
      <text:p text:style-name="P29"><text:span text:style-name="T36">endpoint</text:span>:<text:a xlink:type="simple" xlink:href="https://127.0.0.1:5000/result/FRN00000647" text:style-name="Internet_20_link" text:visited-style-name="Visited_20_Internet_20_Link"><text:span text:style-name="Source_20_Text"><text:span text:style-name="T4">http://</text:span></text:span></text:a><text:span text:style-name="Source_20_Text"><text:span text:style-name="T4">deepcheck.one:3787</text:span></text:span><text:a xlink:type="simple" xlink:href="http://srv2.frenns.com:8000/document_photos" text:style-name="Internet_20_link" text:visited-style-name="Visited_20_Internet_20_Link"><text:span text:style-name="T1">/</text:span></text:a><text:span text:style-name="T1">selfie_photos</text:span></text:p>
      <text:p text:style-name="P39"><text:span text:style-name="T7">Example</text:span><text:span text:style-name="T2">: curl -i -X POST -F name=frn_id -F file=@selfieimage.jpg </text:span><text:a xlink:type="simple" xlink:href="https://127.0.0.1:5000/result/FRN00000647" text:style-name="Internet_20_link" text:visited-style-name="Visited_20_Internet_20_Link"><text:span text:style-name="Source_20_Text"><text:span text:style-name="T4">http://</text:span></text:span></text:a><text:span text:style-name="Source_20_Text"><text:span text:style-name="T4">deepcheck.one:3787</text:span></text:span><text:span text:style-name="T2">/selfie_photos </text:span><text:span text:style-name="Source_20_Text">-i</text:span></text:p>
      <text:p text:style-name="P36"><text:span text:style-name="Source_20_Text"><text:span text:style-name="T8">Response</text:span></text:span><text:span text:style-name="Source_20_Text"><text:span text:style-name="T47">: {"result":True <text:s/>or False}</text:span></text:span></text:p>
      <text:p text:style-name="P24"><text:span text:style-name="Source_20_Text"/></text:p>
      <text:p text:style-name="P24"><text:span text:style-name="Source_20_Text"/></text:p>
      <text:p text:style-name="P25"><text:span text:style-name="Source_20_Text"><text:span text:style-name="T19">Getting the comparison result:</text:span></text:span></text:p>
      <text:p text:style-name="P25"><text:span text:style-name="Source_20_Text"><text:span text:style-name="T6">method</text:span></text:span><text:span text:style-name="Source_20_Text"><text:span text:style-name="T4">=GET</text:span></text:span></text:p>
      <text:p text:style-name="P50"><text:span text:style-name="Source_20_Text"><text:span text:style-name="T37">endpoint</text:span></text:span><text:span text:style-name="Source_20_Text"><text:span text:style-name="T4">=</text:span></text:span><text:a xlink:type="simple" xlink:href="https://127.0.0.1:5000/result/FRN00000647" text:style-name="Internet_20_link" text:visited-style-name="Visited_20_Internet_20_Link"><text:span text:style-name="Source_20_Text"><text:span text:style-name="T4">http://</text:span></text:span></text:a><text:span text:style-name="Source_20_Text"><text:span text:style-name="T4">deepcheck.one:3787</text:span></text:span><text:a xlink:type="simple" xlink:href="http://srv2.frenns.com:8000/result/" text:style-name="Internet_20_link" text:visited-style-name="Visited_20_Internet_20_Link"><text:span text:style-name="Source_20_Text"><text:span text:style-name="T4">/result/</text:span></text:span></text:a><text:span text:style-name="Source_20_Text"><text:span text:style-name="T4">&lt;frenns_id&gt;</text:span></text:span></text:p>
      <text:p text:style-name="P3"><text:span text:style-name="Source_20_Text"><text:span text:style-name="T6">Example</text:span></text:span><text:span text:style-name="Source_20_Text"><text:span text:style-name="T4">: curl -i -X GET </text:span></text:span><text:a xlink:type="simple" xlink:href="https://127.0.0.1:5000/result/FRN00000647" text:style-name="Internet_20_link" text:visited-style-name="Visited_20_Internet_20_Link"><text:span text:style-name="Source_20_Text"><text:span text:style-name="T4">http://</text:span></text:span></text:a><text:span text:style-name="Source_20_Text"><text:span text:style-name="T4">deepcheck.one:3787</text:span></text:span><text:a xlink:type="simple" xlink:href="https://127.0.0.1:5000/result/FRN00000647" text:style-name="Internet_20_link" text:visited-style-name="Visited_20_Internet_20_Link"><text:span text:style-name="Source_20_Text"><text:span text:style-name="T4">/result/FRN00000647</text:span></text:span></text:a></text:p>
      <text:p text:style-name="P37"><text:span text:style-name="Source_20_Text"><text:span text:style-name="T8">Response</text:span></text:span><text:span text:style-name="Source_20_Text"><text:span text:style-name="T47">: {"result":True <text:s/>or False} OR </text:span></text:span><text:span text:style-name="Source_20_Text">{"result":False,"</text:span><text:span text:style-name="Source_20_Text"><text:span text:style-name="T48">message</text:span></text:span><text:span text:style-name="Source_20_Text">":"</text:span><text:span text:style-name="Source_20_Text"><text:span text:style-name="T48">details of error</text:span></text:span><text:span text:style-name="Source_20_Text">"}</text:span></text:p>
      <text:p text:style-name="P3"><text:span text:style-name="Source_20_Text"/></text:p>
      <text:p text:style-name="P47"><text:span text:style-name="Source_20_Text"/></text:p>
      <text:p text:style-name="P47"><text:span text:style-name="Source_20_Text"><text:span text:style-name="T31">Getting the </text:span></text:span><text:span text:style-name="Source_20_Text"><text:span text:style-name="T33">passport photo</text:span></text:span><text:span text:style-name="Source_20_Text"><text:span text:style-name="T31">:</text:span></text:span></text:p>
      <text:p text:style-name="P49"><text:span text:style-name="Source_20_Text"><text:span text:style-name="T6">method</text:span></text:span><text:span text:style-name="Source_20_Text"><text:span text:style-name="T4">=None</text:span></text:span></text:p>
      <text:p text:style-name="P49"><text:span text:style-name="Source_20_Text"><text:span text:style-name="T37">endpoint</text:span></text:span><text:span text:style-name="Source_20_Text"><text:span text:style-name="T4">=</text:span></text:span><text:a xlink:type="simple" xlink:href="https://127.0.0.1:5000/result/FRN00000647" text:style-name="Internet_20_link" text:visited-style-name="Visited_20_Internet_20_Link"><text:span text:style-name="Source_20_Text"><text:span text:style-name="T4">http://deepcheck.one</text:span></text:span></text:a><text:span text:style-name="Source_20_Text"><text:span text:style-name="T4">:3787/get_passport_photos/&lt;frenns_id&gt;</text:span></text:span></text:p>
      <text:p text:style-name="P48"><text:span text:style-name="Source_20_Text"><text:span text:style-name="T6">Example</text:span></text:span><text:span text:style-name="Source_20_Text"><text:span text:style-name="T4">: curl http://deepcheck.com:3787/get_passport_photos/FRN100000699 -o frennsbro.png</text:span></text:span></text:p>
      <text:p text:style-name="P47"><text:span text:style-name="Source_20_Text"/></text:p>
      <text:p text:style-name="P3"><text:span text:style-name="Source_20_Text"/></text:p>
      <text:p text:style-name="P52"><text:span text:style-name="Source_20_Text"><text:span text:style-name="T19">Getting the </text:span></text:span><text:span text:style-name="Source_20_Text"><text:span text:style-name="T34">passsport</text:span></text:span><text:span text:style-name="Source_20_Text"><text:span text:style-name="T19"> </text:span></text:span><text:span text:style-name="Source_20_Text"><text:span text:style-name="T34">details</text:span></text:span><text:span text:style-name="Source_20_Text"><text:span text:style-name="T19">:</text:span></text:span></text:p>
      <text:p text:style-name="P52"><text:span text:style-name="Source_20_Text"><text:span text:style-name="T6">method</text:span></text:span><text:span text:style-name="Source_20_Text"><text:span text:style-name="T4">=GET</text:span></text:span></text:p>
      <text:p text:style-name="P52"><text:span text:style-name="Source_20_Text"><text:span text:style-name="T37">endpoint</text:span></text:span><text:span text:style-name="Source_20_Text"><text:span text:style-name="T4">=</text:span></text:span><text:a xlink:type="simple" xlink:href="https://127.0.0.1:5000/result/FRN00000647" text:style-name="Internet_20_link" text:visited-style-name="Visited_20_Internet_20_Link"><text:span text:style-name="Source_20_Text"><text:span text:style-name="T4">http://</text:span></text:span></text:a><text:span text:style-name="Source_20_Text"><text:span text:style-name="T4">deepcheck.one:3787</text:span></text:span><text:a xlink:type="simple" xlink:href="http://srv2.frenns.com:8000/result/" text:style-name="Internet_20_link" text:visited-style-name="Visited_20_Internet_20_Link"><text:span text:style-name="Source_20_Text"><text:span text:style-name="T4">/</text:span></text:span></text:a><text:span text:style-name="Source_20_Text"><text:span text:style-name="T4">get_passport_details</text:span></text:span><text:a xlink:type="simple" xlink:href="http://srv2.frenns.com:8000/result/" text:style-name="Internet_20_link" text:visited-style-name="Visited_20_Internet_20_Link"><text:span text:style-name="Source_20_Text"><text:span text:style-name="T4">/</text:span></text:span></text:a><text:span text:style-name="Source_20_Text"><text:span text:style-name="T4">&lt;frenns_id&gt;</text:span></text:span></text:p>
      <text:p text:style-name="P48"><text:span text:style-name="Source_20_Text"><text:span text:style-name="T6">Example</text:span></text:span><text:span text:style-name="Source_20_Text"><text:span text:style-name="T4">: curl -i -X GET </text:span></text:span><text:a xlink:type="simple" xlink:href="https://127.0.0.1:5000/result/FRN00000647" text:style-name="Internet_20_link" text:visited-style-name="Visited_20_Internet_20_Link"><text:span text:style-name="Source_20_Text"><text:span text:style-name="T4">http://</text:span></text:span></text:a><text:span text:style-name="Source_20_Text"><text:span text:style-name="T4">deepcheck.one:3787</text:span></text:span><text:a xlink:type="simple" xlink:href="https://127.0.0.1:5000/result/FRN00000647" text:style-name="Internet_20_link" text:visited-style-name="Visited_20_Internet_20_Link"><text:span text:style-name="Source_20_Text"><text:span text:style-name="T4">/get_passport_details/FRN00000647</text:span></text:span></text:a></text:p>
      <text:p text:style-name="P51"><text:span text:style-name="Source_20_Text"><text:span text:style-name="T8">Response</text:span></text:span><text:span text:style-name="Source_20_Text"><text:span text:style-name="T47">: {"result":False} OR {"dob":"92356121","firstname":"PER","gender":"650716","lastname":"FRENNBRO","passport_number":"True","result":null}</text:span></text:span></text:p>
      <text:p text:style-name="P3"><text:span text:style-name="Source_20_Text"/></text:p>
      <text:p text:style-name="P3"><text:span text:style-name="Source_20_Text"/></text:p>
      <text:p text:style-name="P3"><text:span text:style-name="Source_20_Text"/></text:p>
      <text:p text:style-name="P3"><text:span text:style-name="Source_20_Text"/></text:p>
      <text:p text:style-name="P19"><text:span text:style-name="Source_20_Text"><text:span text:style-name="T53">Document Fraud API</text:span></text:span></text:p>
      <text:p text:style-name="P3"><text:span text:style-name="Source_20_Text"/></text:p>
      <text:p text:style-name="P3"><text:span text:style-name="Source_20_Text"/></text:p>
      <text:p text:style-name="P3"><text:span text:style-name="Source_20_Text"/></text:p>
      <text:p text:style-name="P19"><text:span text:style-name="Source_20_Text"><text:span text:style-name="T52">First step is to create a Customer id for the user</text:span></text:span></text:p>
      <text:p text:style-name="P19"><text:soft-page-break/><text:span text:style-name="Source_20_Text"><text:span text:style-name="T52">Then use the customer id to call the “1” api to feed the document in the server and db. Then input the user details by calling the api “2”. Next, combine the customer id and the filename and create <text:s/>a document id and use that and customer id to get the result of the Analysis by calling the api “4”.</text:span></text:span></text:p>
      <text:p text:style-name="P19"><text:span text:style-name="Source_20_Text"><text:span text:style-name="T52">To get the Document report call the api “6” with the document id generated above with the customer id to get the detailed report of the document file.</text:span></text:span></text:p>
      <text:p text:style-name="P19"><text:span text:style-name="Source_20_Text"><text:span text:style-name="T52">Also you can check if a string is in the document to quickly validate the user input by calling the api “5” with the customer id and the document id.</text:span></text:span></text:p>
      <text:p text:style-name="P19"><text:span text:style-name="Source_20_Text"><text:span text:style-name="T52">The Autoencoder api “7” must be called with the syncinvoice id. The communication of the syncinvoice id with the front end is still in development, it will be solved in future update. </text:span></text:span></text:p>
      <text:p text:style-name="P3"><text:span text:style-name="Source_20_Text"/></text:p>
      <text:p text:style-name="P3"><text:span text:style-name="Source_20_Text"/></text:p>
      <text:p text:style-name="P3"><text:span text:style-name="Source_20_Text"/></text:p>
      <text:p text:style-name="P3"><text:span text:style-name="Source_20_Text"/></text:p>
      <text:p text:style-name="P5"><text:span text:style-name="Source_20_Text"><text:span text:style-name="T52">1.Feeding Document:</text:span></text:span></text:p>
      <text:p text:style-name="P5"><text:span text:style-name="T5">method</text:span>=POST</text:p>
      <text:p text:style-name="P30"><text:span text:style-name="T36">endpoint</text:span>:<text:a xlink:type="simple" xlink:href="https://127.0.0.1:5000/result/FRN00000647" text:style-name="Internet_20_link" text:visited-style-name="Visited_20_Internet_20_Link"><text:span text:style-name="Source_20_Text"><text:span text:style-name="T4">http://</text:span></text:span></text:a><text:span text:style-name="Source_20_Text"><text:span text:style-name="T4">deepcheck.one:3787</text:span></text:span><text:a xlink:type="simple" xlink:href="http://srv2.frenns.com:8000/document_photos" text:style-name="Internet_20_link" text:visited-style-name="Visited_20_Internet_20_Link"><text:span text:style-name="T1">/</text:span></text:a><text:span text:style-name="T1"> </text:span><text:span text:style-name="Source_20_Text">document_fraud</text:span></text:p>
      <text:p text:style-name="P6"><text:span text:style-name="Source_20_Text"><text:span text:style-name="T7">Example</text:span></text:span><text:span text:style-name="Source_20_Text"><text:span text:style-name="T2">: curl -i -X POST -F name=FRN00000644 -F file=@85659518.pdf </text:span></text:span><text:a xlink:type="simple" xlink:href="https://127.0.0.1:5000/result/FRN00000647" text:style-name="Internet_20_link" text:visited-style-name="Visited_20_Internet_20_Link"><text:span text:style-name="Source_20_Text"><text:span text:style-name="T2">http://deepcheck.one:</text:span></text:span></text:a><text:span text:style-name="Source_20_Text"><text:span text:style-name="T2">3787/document_fraud </text:span></text:span><text:span text:style-name="Source_20_Text">-i</text:span></text:p>
      <text:p text:style-name="P38"><text:span text:style-name="Source_20_Text"><text:span text:style-name="T8">Response</text:span></text:span><text:span text:style-name="Source_20_Text"><text:span text:style-name="T47">: {"result":True <text:s/>or False}</text:span></text:span></text:p>
      <text:p text:style-name="P6"><text:span text:style-name="Source_20_Text"/></text:p>
      <text:p text:style-name="P7"><text:span text:style-name="Source_20_Text"><text:span text:style-name="T52">2.Feeding Document Details:</text:span></text:span></text:p>
      <text:p text:style-name="P7"><text:span text:style-name="T5">method</text:span>=POST</text:p>
      <text:p text:style-name="P7"><text:span text:style-name="T36">endpoint</text:span>:<text:a xlink:type="simple" xlink:href="https://127.0.0.1:5000/result/FRN00000647" text:style-name="Internet_20_link" text:visited-style-name="Visited_20_Internet_20_Link"><text:span text:style-name="Source_20_Text"><text:span text:style-name="T4">http://</text:span></text:span></text:a><text:span text:style-name="Source_20_Text"><text:span text:style-name="T4">deepcheck.one:3787</text:span></text:span><text:a xlink:type="simple" xlink:href="http://srv2.frenns.com:8000/details" text:style-name="Internet_20_link" text:visited-style-name="Visited_20_Internet_20_Link">/</text:a><text:span text:style-name="T38">document_details</text:span></text:p>
      <text:p text:style-name="P22"><text:span text:style-name="Source_20_Text"><text:span text:style-name="T5">parameters</text:span></text:span><text:span text:style-name="Source_20_Text">:</text:span><text:span text:style-name="Source_20_Text"><text:span text:style-name="T3">{</text:span></text:span><text:span text:style-name="Source_20_Text">"frenns_id":"FRN00000647","</text:span><text:span text:style-name="Source_20_Text"><text:span text:style-name="T54">doc_id</text:span></text:span><text:span text:style-name="Source_20_Text">":"FRN0000064</text:span><text:span text:style-name="Source_20_Text"><text:span text:style-name="T54">4fielname.pdf</text:span></text:span><text:span text:style-name="Source_20_Text">", "</text:span><text:span text:style-name="Source_20_Text"><text:span text:style-name="T38">name</text:span></text:span><text:span text:style-name="Source_20_Text">": "mohammad","</text:span><text:span text:style-name="Source_20_Text"><text:span text:style-name="T38">address</text:span></text:span><text:span text:style-name="Source_20_Text">":"</text:span><text:span text:style-name="Source_20_Text"><text:span text:style-name="T38">Via San Marco, 123</text:span></text:span><text:span text:style-name="Source_20_Text">","</text:span><text:span text:style-name="Source_20_Text"><text:span text:style-name="T38">city</text:span></text:span><text:span text:style-name="Source_20_Text">":"</text:span><text:span text:style-name="Source_20_Text"><text:span text:style-name="T38">Siena</text:span></text:span><text:span text:style-name="Source_20_Text">","</text:span><text:span text:style-name="Source_20_Text"><text:span text:style-name="T38">post</text:span></text:span><text:span text:style-name="Source_20_Text">":"</text:span><text:span text:style-name="Source_20_Text"><text:span text:style-name="T38">53100</text:span></text:span><text:span text:style-name="Source_20_Text">"}</text:span></text:p>
      <text:p text:style-name="P22"><text:span text:style-name="Source_20_Text"><text:span text:style-name="T5">Example</text:span></text:span><text:span text:style-name="Source_20_Text">::::::&gt; curl POST -d '</text:span><text:span text:style-name="Source_20_Text"><text:span text:style-name="T3">{</text:span></text:span><text:span text:style-name="Source_20_Text">"frenns_id":"FRN0000064</text:span><text:span text:style-name="Source_20_Text"><text:span text:style-name="T39">4</text:span></text:span><text:span text:style-name="Source_20_Text">","</text:span><text:span text:style-name="Source_20_Text"><text:span text:style-name="T54">doc_id</text:span></text:span><text:span text:style-name="Source_20_Text">":"FRN0000064</text:span><text:span text:style-name="Source_20_Text"><text:span text:style-name="T54">4fielname.pdf</text:span></text:span><text:span text:style-name="Source_20_Text">", "</text:span><text:span text:style-name="Source_20_Text"><text:span text:style-name="T38">name</text:span></text:span><text:span text:style-name="Source_20_Text">": "mohammad","</text:span><text:span text:style-name="Source_20_Text"><text:span text:style-name="T38">address</text:span></text:span><text:span text:style-name="Source_20_Text">":"</text:span><text:span text:style-name="Source_20_Text"><text:span text:style-name="T38">Via San Marco, 123</text:span></text:span><text:span text:style-name="Source_20_Text">","</text:span><text:span text:style-name="Source_20_Text"><text:span text:style-name="T38">city</text:span></text:span><text:span text:style-name="Source_20_Text">":"</text:span><text:span text:style-name="Source_20_Text"><text:span text:style-name="T38">Siena</text:span></text:span><text:span text:style-name="Source_20_Text">","</text:span><text:span text:style-name="Source_20_Text"><text:span text:style-name="T38">post</text:span></text:span><text:span text:style-name="Source_20_Text">":"</text:span><text:span text:style-name="Source_20_Text"><text:span text:style-name="T38">53100</text:span></text:span><text:span text:style-name="Source_20_Text">"}' </text:span><text:a xlink:type="simple" xlink:href="http://deepswede.com:3787/document_details" text:style-name="Internet_20_link" text:visited-style-name="Visited_20_Internet_20_Link"><text:span text:style-name="Source_20_Text"><text:span text:style-name="T4">http://deepcheck.one:3787</text:span></text:span></text:a><text:a xlink:type="simple" xlink:href="http://deepswede.com:3787/document_details" text:style-name="Internet_20_link" text:visited-style-name="Visited_20_Internet_20_Link"><text:span text:style-name="Source_20_Text">/</text:span></text:a><text:a xlink:type="simple" xlink:href="http://deepswede.com:3787/document_details" text:style-name="Internet_20_link" text:visited-style-name="Visited_20_Internet_20_Link"><text:span text:style-name="Source_20_Text"><text:span text:style-name="T38">document_details</text:span></text:span></text:a></text:p>
      <text:p text:style-name="P35"><text:span text:style-name="Source_20_Text"><text:span text:style-name="T8">Response</text:span></text:span><text:span text:style-name="Source_20_Text"><text:span text:style-name="T47">: {"result":True <text:s/>or False or “document id doesnt exist”}</text:span></text:span></text:p>
      <text:p text:style-name="P6"><text:span text:style-name="Source_20_Text"/></text:p>
      <text:p text:style-name="P6"><text:span text:style-name="Source_20_Text"/></text:p>
      <text:p text:style-name="P27"><text:span text:style-name="Source_20_Text"><text:span text:style-name="T30">3.</text:span></text:span><text:span text:style-name="Source_20_Text"><text:span text:style-name="T19">Getting the result:</text:span></text:span></text:p>
      <text:p text:style-name="P27"><text:span text:style-name="Source_20_Text"><text:span text:style-name="T6">method</text:span></text:span><text:span text:style-name="Source_20_Text"><text:span text:style-name="T4">=GET</text:span></text:span></text:p>
      <text:p text:style-name="P27"><text:span text:style-name="Source_20_Text"><text:span text:style-name="T37">endpoint</text:span></text:span><text:span text:style-name="Source_20_Text"><text:span text:style-name="T4">=</text:span></text:span><text:a xlink:type="simple" xlink:href="https://127.0.0.1:5000/result/FRN00000647" text:style-name="Internet_20_link" text:visited-style-name="Visited_20_Internet_20_Link"><text:span text:style-name="Source_20_Text"><text:span text:style-name="T4">http://deepcheck.one</text:span></text:span></text:a><text:span text:style-name="Source_20_Text"><text:span text:style-name="T4">:3787</text:span></text:span><text:a xlink:type="simple" xlink:href="http://srv2.frenns.com:8000/result/" text:style-name="Internet_20_link" text:visited-style-name="Visited_20_Internet_20_Link"><text:span text:style-name="Source_20_Text"><text:span text:style-name="T4">/fraud_result/</text:span></text:span></text:a><text:span text:style-name="Source_20_Text"><text:span text:style-name="T4">&lt;cusotmerid&gt;</text:span></text:span></text:p>
      <text:p text:style-name="P7"><text:span text:style-name="Source_20_Text"><text:span text:style-name="T6">Example</text:span></text:span><text:span text:style-name="Source_20_Text"><text:span text:style-name="T4">: curl -i -X GET <text:s/></text:span></text:span></text:p>
      <text:p text:style-name="P7"><text:a xlink:type="simple" xlink:href="http://deepswede.com:3787/fraud_result/FRN00000644" text:style-name="Internet_20_link" text:visited-style-name="Visited_20_Internet_20_Link"><text:span text:style-name="Source_20_Text"><text:span text:style-name="T4">http://deepcheck.one:3787/fraud_result/FRN00000644</text:span></text:span></text:a></text:p>
      <text:p text:style-name="P14"><text:span text:style-name="Source_20_Text"><text:span text:style-name="T9">Response </text:span></text:span><text:span text:style-name="Source_20_Text"><text:span text:style-name="T10">for pdf</text:span></text:span><text:span text:style-name="Source_20_Text"><text:span text:style-name="T49">: {"result":"Inconclusive","Image Quality":</text:span></text:span><text:span text:style-name="Source_20_Text"><text:span text:style-name="T50">Image_Quality</text:span></text:span><text:span text:style-name="Source_20_Text"><text:span text:style-name="T49">,"Is Color Photo":True or False,"Is Supported":True or False}</text:span></text:span></text:p>
      <text:p text:style-name="P14"><text:span text:style-name="Source_20_Text"><text:span text:style-name="T49">Note:</text:span></text:span><text:span text:style-name="Source_20_Text"><text:span text:style-name="T50">Image_Quality</text:span></text:span><text:span text:style-name="Source_20_Text"><text:span text:style-name="T49"> is a tuple with data: Clear/Unclear and the page number(s)</text:span></text:span></text:p>
      <text:p text:style-name="P15"><text:span text:style-name="Source_20_Text"><text:span text:style-name="T9">Response </text:span></text:span><text:span text:style-name="Source_20_Text"><text:span text:style-name="T10">for jpg/png</text:span></text:span><text:span text:style-name="Source_20_Text"><text:span text:style-name="T49">: {"result":"Some anomalies found","Image Quality": "UnClear" or "Clear"}</text:span></text:span></text:p>
      <text:p text:style-name="P15"><text:span text:style-name="Source_20_Text"><text:span text:style-name="T35"/></text:span></text:p>
      <text:p text:style-name="P15"><text:soft-page-break/><text:span text:style-name="Source_20_Text"><text:span text:style-name="T29"/></text:span></text:p>
      <text:p text:style-name="P40"><text:span text:style-name="Source_20_Text"><text:span text:style-name="T30">4.</text:span></text:span><text:span text:style-name="Source_20_Text"><text:span text:style-name="T19">Getting the result </text:span></text:span><text:span text:style-name="Source_20_Text"><text:span text:style-name="T28">for a document</text:span></text:span><text:span text:style-name="Source_20_Text"><text:span text:style-name="T19">:</text:span></text:span></text:p>
      <text:p text:style-name="P40"><text:span text:style-name="Source_20_Text"><text:span text:style-name="T6">method</text:span></text:span><text:span text:style-name="Source_20_Text"><text:span text:style-name="T4">=GET</text:span></text:span></text:p>
      <text:p text:style-name="P40"><text:span text:style-name="Source_20_Text"><text:span text:style-name="T37">endpoint</text:span></text:span><text:span text:style-name="Source_20_Text"><text:span text:style-name="T4">=</text:span></text:span><text:a xlink:type="simple" xlink:href="https://127.0.0.1:5000/result/FRN00000647" text:style-name="Internet_20_link" text:visited-style-name="Visited_20_Internet_20_Link"><text:span text:style-name="Source_20_Text"><text:span text:style-name="T4">http://deepcheck.one</text:span></text:span></text:a><text:span text:style-name="Source_20_Text"><text:span text:style-name="T4">:3787</text:span></text:span><text:a xlink:type="simple" xlink:href="http://srv2.frenns.com:8000/result/" text:style-name="Internet_20_link" text:visited-style-name="Visited_20_Internet_20_Link"><text:span text:style-name="Source_20_Text"><text:span text:style-name="T4">/fraud_result_doc/</text:span></text:span></text:a><text:span text:style-name="Source_20_Text"><text:span text:style-name="T4">&lt;customerid&gt;/&lt;customerid+filename&gt;</text:span></text:span></text:p>
      <text:p text:style-name="P13"><text:span text:style-name="Source_20_Text"><text:span text:style-name="T6">Example</text:span></text:span><text:span text:style-name="Source_20_Text"><text:span text:style-name="T4">: curl -i -X GET <text:s/></text:span></text:span></text:p>
      <text:p text:style-name="P13"><text:a xlink:type="simple" xlink:href="http://deepswede.com:3787/fraud_result_doc/FRN00000644filename.pdf" text:style-name="Internet_20_link" text:visited-style-name="Visited_20_Internet_20_Link"><text:span text:style-name="Source_20_Text"><text:span text:style-name="T4">http://deepcheck.one:3787/fraud_result_doc/FRN00000644filename.pdf</text:span></text:span></text:a></text:p>
      <text:p text:style-name="P16"><text:span text:style-name="Source_20_Text"><text:span text:style-name="T9">Response </text:span></text:span><text:span text:style-name="Source_20_Text"><text:span text:style-name="T10">for pdf</text:span></text:span><text:span text:style-name="Source_20_Text"><text:span text:style-name="T49">: {"result":"Inconclusive","Image Quality":</text:span></text:span><text:span text:style-name="Source_20_Text"><text:span text:style-name="T50">Image_Quality</text:span></text:span><text:span text:style-name="Source_20_Text"><text:span text:style-name="T49">,"Is Color Photo":True or False,"Is Supported":True or False}</text:span></text:span></text:p>
      <text:p text:style-name="P16"><text:span text:style-name="Source_20_Text"><text:span text:style-name="T49">Note:</text:span></text:span><text:span text:style-name="Source_20_Text"><text:span text:style-name="T50">Image_Quality</text:span></text:span><text:span text:style-name="Source_20_Text"><text:span text:style-name="T49"> is a tuple with data: Clear/Unclear and the page number(s)</text:span></text:span></text:p>
      <text:p text:style-name="P16"><text:span text:style-name="Source_20_Text"><text:span text:style-name="T9">Response </text:span></text:span><text:span text:style-name="Source_20_Text"><text:span text:style-name="T10">for jpg/png</text:span></text:span><text:span text:style-name="Source_20_Text"><text:span text:style-name="T49">: {"result":"Some anomalies found","Image Quality": "UnClear" or "Clear"}</text:span></text:span></text:p>
      <text:p text:style-name="P40"><text:span text:style-name="Source_20_Text"><text:span text:style-name="T19"/></text:span></text:p>
      <text:p text:style-name="P28"><text:span text:style-name="Source_20_Text"><text:span text:style-name="T19"/></text:span></text:p>
      <text:p text:style-name="P28"><text:span text:style-name="Source_20_Text"><text:span text:style-name="T19"/></text:span></text:p>
      <text:p text:style-name="P28"><text:span text:style-name="Source_20_Text"><text:span text:style-name="T19"/></text:span></text:p>
      <text:p text:style-name="P28"><text:span text:style-name="Source_20_Text"><text:span text:style-name="T30">5.</text:span></text:span><text:span text:style-name="Source_20_Text"><text:span text:style-name="T19">Getting the </text:span></text:span><text:span text:style-name="Source_20_Text"><text:span text:style-name="T21">string match </text:span></text:span><text:span text:style-name="Source_20_Text"><text:span text:style-name="T19">result:</text:span></text:span></text:p>
      <text:p text:style-name="P28"><text:span text:style-name="Source_20_Text"><text:span text:style-name="T6">method</text:span></text:span><text:span text:style-name="Source_20_Text"><text:span text:style-name="T4">=GET</text:span></text:span></text:p>
      <text:p text:style-name="P28"><text:span text:style-name="Source_20_Text"><text:span text:style-name="T37">endpoint</text:span></text:span><text:span text:style-name="Source_20_Text"><text:span text:style-name="T4">=</text:span></text:span><text:a xlink:type="simple" xlink:href="https://127.0.0.1:5000/result/FRN00000647" text:style-name="Internet_20_link" text:visited-style-name="Visited_20_Internet_20_Link"><text:span text:style-name="Source_20_Text"><text:span text:style-name="T4">http://deepcheck.one</text:span></text:span></text:a><text:span text:style-name="Source_20_Text"><text:span text:style-name="T4">:3787</text:span></text:span><text:a xlink:type="simple" xlink:href="http://srv2.frenns.com:8000/result/" text:style-name="Internet_20_link" text:visited-style-name="Visited_20_Internet_20_Link"><text:span text:style-name="Source_20_Text"><text:span text:style-name="T4">/</text:span></text:span></text:a><text:span text:style-name="Source_20_Text"><text:span text:style-name="T4">string_match</text:span></text:span><text:a xlink:type="simple" xlink:href="http://srv2.frenns.com:8000/result/" text:style-name="Internet_20_link" text:visited-style-name="Visited_20_Internet_20_Link"><text:span text:style-name="Source_20_Text"><text:span text:style-name="T4">/</text:span></text:span></text:a><text:span text:style-name="Source_20_Text"><text:span text:style-name="T4">&lt;customerid&gt;/&lt;customerid+filename&gt;/&lt;string&gt;</text:span></text:span></text:p>
      <text:p text:style-name="P9"><text:span text:style-name="Source_20_Text"><text:span text:style-name="T6">Example</text:span></text:span><text:span text:style-name="Source_20_Text"><text:span text:style-name="T4">: curl -i -X GET <text:s/></text:span></text:span><text:a xlink:type="simple" xlink:href="http://deepswede.com:3787/string_match/FRN00000644/Yousuf" text:style-name="Internet_20_link" text:visited-style-name="Visited_20_Internet_20_Link"><text:span text:style-name="Source_20_Text"><text:span text:style-name="T4">http://deepcheck.one:3787/string_match/FRN00000644/FRN00000644filename.pdf/Yousuf</text:span></text:span></text:a></text:p>
      <text:p text:style-name="P17"><text:span text:style-name="Source_20_Text"><text:span text:style-name="T11">Response for pdf</text:span></text:span><text:span text:style-name="Source_20_Text"><text:span text:style-name="T51">: {'Total Pages in pdf':integer, 'Number of pages string is found':integer, 'Page Number':tuple of page numbers, 'Span':tuple of coordinates}</text:span></text:span></text:p>
      <text:p text:style-name="P17"><text:span text:style-name="Source_20_Text"><text:span text:style-name="T11">Response for jpg/png</text:span></text:span><text:span text:style-name="Source_20_Text"><text:span text:style-name="T51">: {'String Found':True/False, 'Span':tuple of coordinates} </text:span></text:span></text:p>
      <text:p text:style-name="P9"><text:span text:style-name="Source_20_Text"/></text:p>
      <text:p text:style-name="P31"><text:span text:style-name="Source_20_Text"><text:span text:style-name="T30">6.</text:span></text:span><text:span text:style-name="Source_20_Text"><text:span text:style-name="T19">Getting the </text:span></text:span><text:span text:style-name="Source_20_Text"><text:span text:style-name="T25">document</text:span></text:span><text:span text:style-name="Source_20_Text"><text:span text:style-name="T22"> data</text:span></text:span><text:span text:style-name="Source_20_Text"><text:span text:style-name="T19">:</text:span></text:span></text:p>
      <text:p text:style-name="P31"><text:span text:style-name="Source_20_Text"><text:span text:style-name="T22">Remember to use the frenns id used at feeding the document </text:span></text:span><text:span text:style-name="Source_20_Text"><text:span text:style-name="T24">while getting the </text:span></text:span><text:span text:style-name="Source_20_Text"><text:span text:style-name="T25">document</text:span></text:span><text:span text:style-name="Source_20_Text"><text:span text:style-name="T24"> data</text:span></text:span><text:span text:style-name="Source_20_Text"><text:span text:style-name="T22">.</text:span></text:span></text:p>
      <text:p text:style-name="P31"><text:span text:style-name="Source_20_Text"><text:span text:style-name="T23">If the sent document is jpeg then it</text:span></text:span><text:span text:style-name="Source_20_Text"><text:span text:style-name="T22"> will return the blur level, compression quality and The </text:span></text:span><text:span text:style-name="Source_20_Text"><text:span text:style-name="T23">Image Metadata</text:span></text:span><text:span text:style-name="Source_20_Text"><text:span text:style-name="T22">.</text:span></text:span></text:p>
      <text:p text:style-name="P32"><text:span text:style-name="Source_20_Text"><text:span text:style-name="T23">If the document is pdf format then it will return its metadata and EXIF data.</text:span></text:span></text:p>
      <text:p text:style-name="P33"><text:span text:style-name="Source_20_Text"><text:span text:style-name="T26">The images in pdf arent yet extracted for metadata and quality, it will appear in future update.</text:span></text:span></text:p>
      <text:p text:style-name="P31"><text:span text:style-name="Source_20_Text"><text:span text:style-name="T6">method</text:span></text:span><text:span text:style-name="Source_20_Text"><text:span text:style-name="T4">=GET</text:span></text:span></text:p>
      <text:p text:style-name="P31"><text:span text:style-name="Source_20_Text"><text:span text:style-name="T37">endpoint</text:span></text:span><text:span text:style-name="Source_20_Text"><text:span text:style-name="T4">=</text:span></text:span><text:a xlink:type="simple" xlink:href="https://127.0.0.1:5000/result/FRN00000647" text:style-name="Internet_20_link" text:visited-style-name="Visited_20_Internet_20_Link"><text:span text:style-name="Source_20_Text"><text:span text:style-name="T4">http://deepcheck.one</text:span></text:span></text:a><text:a xlink:type="simple" xlink:href="http://deepswede.com:3787/invoice_details/" text:style-name="Internet_20_link" text:visited-style-name="Visited_20_Internet_20_Link"><text:span text:style-name="Source_20_Text"><text:span text:style-name="T4">:3787</text:span></text:span></text:a><text:a xlink:type="simple" xlink:href="http://srv2.frenns.com:8000/result/" text:style-name="Internet_20_link" text:visited-style-name="Visited_20_Internet_20_Link"><text:span text:style-name="Source_20_Text"><text:span text:style-name="T4">/invoice_details/</text:span></text:span></text:a><text:span text:style-name="Source_20_Text"><text:span text:style-name="T4">&lt;customer_id&gt;/&lt;customer_id+filename&gt;</text:span></text:span></text:p>
      <text:p text:style-name="P10"><text:span text:style-name="Source_20_Text"><text:span text:style-name="T6">Example</text:span></text:span><text:span text:style-name="Source_20_Text"><text:span text:style-name="T4">: curl -i -X GET <text:s/></text:span></text:span></text:p>
      <text:p text:style-name="P10"><text:a xlink:type="simple" xlink:href="http://deepswede.com:3787/invoice_details/FRN00000644" text:style-name="Internet_20_link" text:visited-style-name="Visited_20_Internet_20_Link"><text:span text:style-name="Source_20_Text"><text:span text:style-name="T4">http://deepcheck.one:3787/invoice_details/FRN00000644</text:span></text:span></text:a><text:span text:style-name="Source_20_Text"><text:span text:style-name="T4">/FRN00000644filename.pdf</text:span></text:span></text:p>
      <text:p text:style-name="P18"><text:span text:style-name="Source_20_Text"><text:span text:style-name="T12">Response:</text:span></text:span></text:p>
      <text:p text:style-name="P18"><text:span text:style-name="Source_20_Text">{"PDF Meta Data":{"author":"http://big.faceless.org/products/report?version=1.1.33","creationdate":"D:20141126091401Z","creator":"","p</text:span><text:soft-page-break/><text:span text:style-name="Source_20_Text">roducer":"http://big.faceless.org/products/report?version=1.1.33","subject":"","title":"Your Virgin Media bill"}}</text:span></text:p>
      <text:p text:style-name="P10"><text:span text:style-name="Source_20_Text"/></text:p>
      <text:p text:style-name="P10"><text:span text:style-name="Source_20_Text"/></text:p>
      <text:p text:style-name="P10"><text:span text:style-name="Source_20_Text"/></text:p>
      <text:p text:style-name="P34"><text:span text:style-name="Source_20_Text"><text:span text:style-name="T30">7.</text:span></text:span><text:span text:style-name="Source_20_Text"><text:span text:style-name="T19">Getting the </text:span></text:span><text:span text:style-name="Source_20_Text"><text:span text:style-name="T27">autoencoder result</text:span></text:span><text:span text:style-name="Source_20_Text"><text:span text:style-name="T19">:</text:span></text:span></text:p>
      <text:p text:style-name="P34"><text:span text:style-name="Source_20_Text"><text:span text:style-name="T42">###</text:span></text:span><text:span text:style-name="Source_20_Text"><text:span text:style-name="T43">method</text:span></text:span><text:span text:style-name="Source_20_Text"><text:span text:style-name="T44">=GET</text:span></text:span></text:p>
      <text:p text:style-name="P34"><text:span text:style-name="Source_20_Text"><text:span text:style-name="T45">###</text:span></text:span><text:span text:style-name="Source_20_Text"><text:span text:style-name="T46">endpoint</text:span></text:span><text:span text:style-name="Source_20_Text"><text:span text:style-name="T44">=</text:span></text:span><text:a xlink:type="simple" xlink:href="https://127.0.0.1:5000/result/FRN00000647" text:style-name="Internet_20_link" text:visited-style-name="Visited_20_Internet_20_Link"><text:span text:style-name="Source_20_Text"><text:span text:style-name="T44">http://deepcheck.one</text:span></text:span></text:a><text:span text:style-name="Source_20_Text"><text:span text:style-name="T44">:3787</text:span></text:span><text:a xlink:type="simple" xlink:href="http://srv2.frenns.com:8000/result/" text:style-name="Internet_20_link" text:visited-style-name="Visited_20_Internet_20_Link"><text:span text:style-name="Source_20_Text"><text:span text:style-name="T44">/</text:span></text:span></text:a><text:span text:style-name="Source_20_Text"><text:span text:style-name="T44">autoencoder/&lt;sync_id&gt;</text:span></text:span></text:p>
      <text:p text:style-name="P11"><text:span text:style-name="Source_20_Text"><text:span text:style-name="T42">###</text:span></text:span><text:span text:style-name="Source_20_Text"><text:span text:style-name="T43">Example</text:span></text:span><text:span text:style-name="Source_20_Text"><text:span text:style-name="T44">: curl -i -X GET <text:s/></text:span></text:span><text:a xlink:type="simple" xlink:href="http://deepswede.com:3787/autoencoder/53" text:style-name="Internet_20_link" text:visited-style-name="Visited_20_Internet_20_Link"><text:span text:style-name="Source_20_Text"><text:span text:style-name="T44">http://deepcheck.one:3787/autoencoder/53</text:span></text:span></text:a></text:p>
      <text:p text:style-name="P12"><text:span text:style-name="T5">method</text:span>=POST</text:p>
      <text:p text:style-name="P12"><text:span text:style-name="T36">endpoint</text:span>:<text:a xlink:type="simple" xlink:href="https://127.0.0.1:5000/result/FRN00000647" text:style-name="Internet_20_link" text:visited-style-name="Visited_20_Internet_20_Link"><text:span text:style-name="Source_20_Text"><text:span text:style-name="T4">http://</text:span></text:span></text:a><text:span text:style-name="Source_20_Text"><text:span text:style-name="T4">deepcheck.one:3787</text:span></text:span><text:a xlink:type="simple" xlink:href="http://srv2.frenns.com:8000/details" text:style-name="Internet_20_link" text:visited-style-name="Visited_20_Internet_20_Link">/</text:a><text:span text:style-name="T40">autoencoder</text:span></text:p>
      <text:p text:style-name="P12"><text:span text:style-name="T5">parameters</text:span>:<text:span text:style-name="T3">{</text:span>"<text:span text:style-name="T40">sync</text:span>_id":"<text:span text:style-name="T41">53</text:span>"}</text:p>
      <text:p text:style-name="P12"><text:span text:style-name="Source_20_Text"><text:span text:style-name="T5">Example</text:span></text:span><text:span text:style-name="Source_20_Text">::::::&gt; curl POST -d '{"</text:span><text:span text:style-name="Source_20_Text"><text:span text:style-name="T40">sync</text:span></text:span><text:span text:style-name="Source_20_Text">_id":"</text:span><text:span text:style-name="Source_20_Text"><text:span text:style-name="T41">53</text:span></text:span><text:span text:style-name="Source_20_Text">"}' </text:span><text:a xlink:type="simple" xlink:href="https://127.0.0.1:5000/result/FRN00000647" text:style-name="Internet_20_link" text:visited-style-name="Visited_20_Internet_20_Link"><text:span text:style-name="Source_20_Text"><text:span text:style-name="T4">http://</text:span></text:span></text:a><text:span text:style-name="Source_20_Text"><text:span text:style-name="T4">deepcheck.one:3787</text:span></text:span><text:a xlink:type="simple" xlink:href="http://srv2.frenns.com:8000/details" text:style-name="Internet_20_link" text:visited-style-name="Visited_20_Internet_20_Link"><text:span text:style-name="Source_20_Text">/</text:span></text:a><text:span text:style-name="Source_20_Text"><text:span text:style-name="T40">autoencoder</text:span></text:span></text:p>
      <text:p text:style-name="P20"><text:span text:style-name="Source_20_Text">It will return the percentage deviation of the encoded and original invoice...and also the result of the autoencoder.</text:span></text:p>
      <text:p text:style-name="P20"><text:span text:style-name="Source_20_Text"/></text:p>
      <text:p text:style-name="P20"><text:span text:style-name="Source_20_Text"/></text:p>
      <text:p text:style-name="P21"><text:span text:style-name="Source_20_Text"><text:span text:style-name="T31">8.Getting the Highlighted image of Fraud Document</text:span></text:span><text:span text:style-name="Source_20_Text"><text:span text:style-name="T32">(Specify Page Number)</text:span></text:span><text:span text:style-name="Source_20_Text"><text:span text:style-name="T31">:</text:span></text:span></text:p>
      <text:p text:style-name="P43"><text:span text:style-name="Source_20_Text"><text:span text:style-name="T6">method</text:span></text:span><text:span text:style-name="Source_20_Text"><text:span text:style-name="T4">=None</text:span></text:span></text:p>
      <text:p text:style-name="P43"><text:span text:style-name="Source_20_Text"><text:span text:style-name="T37">endpoint</text:span></text:span><text:span text:style-name="Source_20_Text"><text:span text:style-name="T4">=</text:span></text:span><text:a xlink:type="simple" xlink:href="https://127.0.0.1:5000/result/FRN00000647" text:style-name="Internet_20_link" text:visited-style-name="Visited_20_Internet_20_Link"><text:span text:style-name="Source_20_Text"><text:span text:style-name="T4">http://deepcheck.one</text:span></text:span></text:a><text:span text:style-name="Source_20_Text"><text:span text:style-name="T4">:3787/fraud_result_image/&lt;doc_id&gt;/&lt;page_num&gt;</text:span></text:span></text:p>
      <text:p text:style-name="P21"><text:span text:style-name="Source_20_Text"><text:span text:style-name="T6">Example</text:span></text:span><text:span text:style-name="Source_20_Text"><text:span text:style-name="T4">: curl http://deepcheck.com:3787/fraud_result_image/FRN10000069985659518.pdf/1 -o frennsbro.png</text:span></text:span></text:p>
      <text:p text:style-name="P21"><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7T21:32:59.243572417</meta:creation-date>
    <dc:date>2019-10-01T16:39:29.511730652</dc:date>
    <meta:editing-duration>PT19H47M25S</meta:editing-duration>
    <meta:editing-cycles>66</meta:editing-cycles>
    <meta:generator>LibreOffice/6.0.7.3$Linux_X86_64 LibreOffice_project/00m0$Build-3</meta:generator>
    <meta:document-statistic meta:table-count="0" meta:image-count="0" meta:object-count="0" meta:page-count="5" meta:paragraph-count="107" meta:word-count="758" meta:character-count="7313" meta:non-whitespace-character-count="6642"/>
  </office:meta>
</office:document-meta>
</file>